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-color="#ffffff" fo:min-height="12.179cm"/>
    </style:style>
    <style:style style:name="pr3" style:family="presentation" style:parent-style-name="Звичайний-notes">
      <style:graphic-properties draw:fill-color="#ffffff" fo:min-height="13.364cm"/>
    </style:style>
    <style:style style:name="pr4" style:family="presentation" style:parent-style-name="Звичайний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>
          <draw:text-box>
            <text:p>It would be a honour.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t was only shown on ITV and not B.B.C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Andy saw the scouts, at least one of<text:line-break/>whom was armed, through the mist.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were married at the altar in St Paul's Cathedra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re than 20 people left they're<text:line-break/>coats in the cloakroom.</text:p>
              </text:list-item>
              <text:list-item>
                <text:p>I know alot about precious stones.</text:p>
              </text:list-item>
              <text:list-item>
                <text:p>Have you seen the water damage to the alter in St. John's Church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3:11:21.973017303</meta:creation-date>
    <dc:date>2013-11-09T23:32:45.496411646</dc:date>
    <meta:editing-duration>PT17M35S</meta:editing-duration>
    <meta:editing-cycles>4</meta:editing-cycles>
    <meta:generator>LibreOffice/4.1.3.2$Linux_X86_64 LibreOffice_project/410$Build-2</meta:generator>
    <meta:document-statistic meta:object-count="33"/>
  </office:meta>
</office:document-meta>
</file>